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e04f1"/>
    </style:style>
    <style:style style:name="T1" style:family="text">
      <style:text-properties officeooo:rsid="001a665f"/>
    </style:style>
    <style:style style:name="T2" style:family="text">
      <style:text-properties officeooo:rsid="001c3cee"/>
    </style:style>
    <style:style style:name="T3" style:family="text">
      <style:text-properties officeooo:rsid="001e04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Experiencia de Usuario. </text:p>
      <text:p text:style-name="P1"><text:span text:style-name="T3"># </text:span><text:span text:style-name="T1">Conceptos </text:span><text:span text:style-name="T2">Fundamentales.</text:span></text:p>
      <text:p text:style-name="Standard"/>
      <text:p text:style-name="Standard">## Usabilidad</text:p>
      <text:p text:style-name="Standard"><text:s text:c="2"/>- **Definición**: Facilidad con la que un usuario puede aprender y utilizar un producto.</text:p>
      <text:p text:style-name="Standard"><text:s text:c="2"/>- **Dimensión objetiva**: Se mide por facilidad de aprendizaje, eficiencia, recordabilidad, eficacia y libertad de errores.</text:p>
      <text:p text:style-name="Standard"><text:s text:c="2"/>- **Dimensión subjetiva**: Se percibe en la satisfacción del usuario al usar el sistema.</text:p>
      <text:p text:style-name="Standard"><text:s text:c="2"/>- **Importancia**: Un producto puede ser técnicamente usable pero no percibido como tal si no es atractivo visualmente.</text:p>
      <text:p text:style-name="Standard"/>
      <text:p text:style-name="Standard">## Accesibilidad</text:p>
      <text:p text:style-name="Standard"><text:s text:c="2"/>- **Definición**: Capacidad de un sistema para ser usado por todas las personas, independientemente de sus habilidades.</text:p>
      <text:p text:style-name="Standard"><text:s text:c="2"/>- **Estándares**: Basada en normas WCAG 2.0 (Web Content Accessibility Guidelines).</text:p>
      <text:p text:style-name="Standard"><text:s text:c="2"/>- **Objetivos**: Inclusión, adaptación a discapacidades visuales, motoras, auditivas y cognitivas.</text:p>
      <text:p text:style-name="Standard"><text:s text:c="2"/>- **Diseño universal**: Busca soluciones que beneficien tanto a usuarios generales como a grupos específicos.</text:p>
      <text:p text:style-name="Standard"/>
      <text:p text:style-name="Standard">## Arquitectura de Información</text:p>
      <text:p text:style-name="Standard"><text:s text:c="2"/>- **Definición**: Organización lógica y estructurada de contenidos para facilitar su navegación y comprensión.</text:p>
      <text:p text:style-name="Standard"><text:s text:c="2"/>- **Jerarquía**: Balance entre profundidad y amplitud para evitar brechas en la ejecución de tareas.</text:p>
      <text:p text:style-name="Standard"><text:s text:c="2"/>- **Clasificación**: Puede ser orientada a audiencia, tarea o temática, según el objetivo del sitio.</text:p>
      <text:p text:style-name="Standard"><text:s text:c="2"/>- **Ejemplo**: Una buena taxonomía permite encontrar información sin necesidad de leer todo el contenido.</text:p>
      <text:p text:style-name="Standard"/>
      <text:p text:style-name="Standard">## Diseño Centrado en el Usuario</text:p>
      <text:p text:style-name="Standard"><text:s text:c="2"/>- **Definición**: Enfoque que prioriza las necesidades reales de los usuarios durante el proceso de diseño.</text:p>
      <text:p text:style-name="Standard"><text:s text:c="2"/>- **Técnicas**: Uso de personajes, escenarios, prototipos y pruebas con usuarios reales.</text:p>
      <text:p text:style-name="Standard"><text:s text:c="2"/>- **Iteración**: Mejora continua basada en feedback y observación directa.</text:p>
      <text:p text:style-name="Standard"><text:s text:c="2"/>- **Co-creación**: Involucrar a los usuarios en el proceso de diseño mejora la usabilidad final.</text:p>
      <text:p text:style-name="Standard"/>
      <text:p text:style-name="Standard">## Interacción</text:p>
      <text:p text:style-name="Standard"><text:s text:c="2"/>- **Definición**: Cómo se comunica el usuario con el sistema y viceversa.</text:p>
      <text:p text:style-name="Standard"><text:s text:c="2"/>- **Modelos mentales**: Representaciones internas que guían cómo el usuario espera que funcione el sistema.</text:p>
      <text:p text:style-name="Standard"><text:s text:c="2"/>- **Retroalimentación**: Es clave para que el usuario entienda el estado del sistema en cada momento.</text:p>
      <text:p text:style-name="Standard"><text:s text:c="2"/>- **Ejemplo**: Un botón debe cambiar de color cuando se presiona para confirmar la acción realizada.</text:p>
      <text:p text:style-name="Standard"/>
      <text:p text:style-name="Standard">## Estilos de interacción</text:p>
      <text:p text:style-name="Standard"><text:s text:c="2"/>- **Manipulación directa**: Arrastrar y soltar, hacer scroll, tocar objetos en pantalla.</text:p>
      <text:p text:style-name="Standard"><text:s text:c="2"/>- **Conversacionales**: Interfaces basadas en diálogos naturales (ej: asistentes de voz).</text:p>
      <text:p text:style-name="Standard"><text:s text:c="2"/>- **Comandos**: Entrada de texto o atajos de teclado para realizar acciones.</text:p>
      <text:p text:style-name="Standard"><text:s text:c="2"/>- **Formularios y menús**: Selección guiada mediante opciones predefinidas.</text:p>
      <text:p text:style-name="Standard"/>
      <text:p text:style-name="Standard"><text:soft-page-break/>## Affordance</text:p>
      <text:p text:style-name="Standard"><text:s text:c="2"/>- **Definición**: Propiedad perceptible que sugiere cómo usar un objeto o elemento de interfaz.</text:p>
      <text:p text:style-name="Standard"><text:s text:c="2"/>- **Ejemplo**: Un botón debe verse como algo que se puede pulsar.</text:p>
      <text:p text:style-name="Standard"><text:s text:c="2"/>- **Tipos**: Puede ser literal, metonímico, metafórico o arbitrario-convencional.</text:p>
      <text:p text:style-name="Standard"><text:s text:c="2"/>- **Importancia**: Reduce la necesidad de instrucciones al hacer intuitiva la interacción.</text:p>
      <text:p text:style-name="Standard"/>
      <text:p text:style-name="Standard">## Modelos mentales</text:p>
      <text:p text:style-name="Standard"><text:s text:c="2"/>- **Definición**: Representación interna que tiene el usuario sobre cómo funciona un sistema.</text:p>
      <text:p text:style-name="Standard"><text:s text:c="2"/>- **Influencias**: Basados en experiencias previas y expectativas.</text:p>
      <text:p text:style-name="Standard"><text:s text:c="2"/>- **Desafío**: Si el modelo mental no coincide con el funcionamiento real, se genera confusión.</text:p>
      <text:p text:style-name="Standard"><text:s text:c="2"/>- **Consecuencia**: Puede llevar a errores o frustración si no hay retroalimentación clara.</text:p>
      <text:p text:style-name="Standard"/>
      <text:p text:style-name="Standard">## Necesidades y estrategias de búsqueda de información</text:p>
      <text:p text:style-name="Standard"><text:s text:c="2"/>- **Búsqueda sintáctica**: El usuario conoce exactamente lo que busca (palabra clave específica).</text:p>
      <text:p text:style-name="Standard"><text:s text:c="2"/>- **Búsqueda semántica**: El usuario tiene una idea vaga o conceptual del contenido.</text:p>
      <text:p text:style-name="Standard"><text:s text:c="2"/>- **Exploratoria vs. específica**: Algunos usuarios prefieren navegar; otros quieren llegar rápido a su objetivo.</text:p>
      <text:p text:style-name="Standard"><text:s text:c="2"/>- **Impacto en diseño**: Afecta cómo se organiza el contenido y se diseña el buscador del sitio.</text:p>
      <text:p text:style-name="Standard"/>
      <text:p text:style-name="Standard">## Relación Esfuerzo-Beneficio</text:p>
      <text:p text:style-name="Standard"><text:s text:c="2"/>- **Definición**: Equilibrio entre lo que el usuario invierte (tiempo, esfuerzo) y lo que obtiene (valor percibido).</text:p>
      <text:p text:style-name="Standard"><text:s text:c="2"/>- **Equilibrio para evitar frustración**: Si el esfuerzo supera el beneficio, el usuario abandona el sistema.</text:p>
      <text:p text:style-name="Standard"><text:s text:c="2"/>- **Percepción de valor**: Un alto valor percibido hace tolerable un mayor esfuerzo.</text:p>
      <text:p text:style-name="Standard">- **Base para experiencia satisfactoria**: Es el fundamento emocional de la satisfacción del usuario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22:11:48.954417909</meta:creation-date>
    <dc:date>2025-05-20T22:20:04.128688241</dc:date>
    <meta:editing-duration>PT1M41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2" meta:paragraph-count="52" meta:word-count="588" meta:character-count="4169" meta:non-whitespace-character-count="3554"/>
  </office:meta>
</office:document-meta>
</file>